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1" table:number-columns-repeated="5" table:default-cell-style-name="ce6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N</text:p>
          </table:table-cell>
          <table:table-cell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ress_flag</text:p>
          </table:table-cell>
          <table:table-cell office:value-type="string" calcext:value-type="string">
            <text:p>nucli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5" office:value-type="string" calcext:value-type="string">
            <text:p>DB02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office:value-type="string" calcext:value-type="string">
            <text:p>out of bounds</text:p>
          </table:table-cell>
        </table:table-row>
        <table:table-row table:style-name="ro1">
          <table:table-cell table:style-name="ce5" office:value-type="string" calcext:value-type="string">
            <text:p>DB03</text:p>
          </table:table-cell>
          <table:table-cell table:style-name="ce9" office:value-type="float" office:value="23500" calcext:value-type="float">
            <text:p>235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office:value-type="string" calcext:value-type="string">
            <text:p>invalid duplicate</text:p>
          </table:table-cell>
        </table:table-row>
        <table:table-row table:style-name="ro1">
          <table:table-cell table:style-name="ce5" office:value-type="string" calcext:value-type="string">
            <text:p>DB04</text:p>
          </table:table-cell>
          <table:table-cell table:style-name="ce9" office:value-type="float" office:value="1000000000000" calcext:value-type="float">
            <text:p>1000000000000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8" calcext:value-type="float">
            <text:p>2000.8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table:style-name="ce5" office:value-type="string" calcext:value-type="string">
            <text:p>DB0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00.8" calcext:value-type="float">
            <text:p>2000.8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table:style-name="ce5" office:value-type="string" calcext:value-type="string">
            <text:p>DB05</text:p>
          </table:table-cell>
          <table:table-cell table:style-name="ce9" office:value-type="float" office:value="20500" calcext:value-type="float">
            <text:p>20500</text:p>
          </table:table-cell>
          <table:table-cell table:style-name="ce9" office:value-type="float" office:value="1000" calcext:value-type="float">
            <text:p>10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table:style-name="ce5" office:value-type="string" calcext:value-type="string">
            <text:p>DB06</text:p>
          </table:table-cell>
          <table:table-cell table:style-name="ce9" office:value-type="float" office:value="15400" calcext:value-type="float">
            <text:p>15400</text:p>
          </table:table-cell>
          <table:table-cell table:style-name="ce9" office:value-type="float" office:value="800" calcext:value-type="float">
            <text:p>8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 catchment</text:p>
          </table:table-cell>
        </table:table-row>
        <table:table-row table:style-name="ro1">
          <table:table-cell table:style-name="ce5" office:value-type="string" calcext:value-type="string">
            <text:p>DB07</text:p>
          </table:table-cell>
          <table:table-cell table:style-name="ce9" office:value-type="float" office:value="22500" calcext:value-type="float">
            <text:p>22500</text:p>
          </table:table-cell>
          <table:table-cell table:style-name="ce9" office:value-type="float" office:value="2600" calcext:value-type="float">
            <text:p>26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 catchment</text:p>
          </table:table-cell>
        </table:table-row>
        <table:table-row table:style-name="ro1">
          <table:table-cell table:style-name="ce5" office:value-type="string" calcext:value-type="string">
            <text:p>DB17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table:style-name="ce5" office:value-type="string" calcext:value-type="string">
            <text:p>DB19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ut of bounds</text:p>
          </table:table-cell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21:45:26.393123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3-02-24T22:03:50.393427565</dc:date>
    <meta:editing-duration>PT23H6M4S</meta:editing-duration>
    <meta:editing-cycles>65</meta:editing-cycles>
    <meta:generator>LibreOffice/7.1.7.2$Linux_X86_64 LibreOffice_project/10$Build-2</meta:generator>
    <meta:document-statistic meta:table-count="1" meta:cell-count="84" meta:object-count="0"/>
  </office:meta>
</office:document-meta>
</file>